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71c51"/>
    </style:style>
    <style:style style:name="P2" style:family="paragraph" style:parent-style-name="Standard">
      <style:text-properties fo:language="en" fo:country="GB" officeooo:rsid="00079136" officeooo:paragraph-rsid="00079136"/>
    </style:style>
    <style:style style:name="P3" style:family="paragraph" style:parent-style-name="Standard">
      <style:text-properties fo:language="en" fo:country="GB" officeooo:rsid="00079136" officeooo:paragraph-rsid="00071c51"/>
    </style:style>
    <style:style style:name="P4" style:family="paragraph" style:parent-style-name="Standard">
      <style:text-properties fo:language="en" fo:country="GB" officeooo:rsid="000f35c6" officeooo:paragraph-rsid="000f35c6"/>
    </style:style>
    <style:style style:name="P5" style:family="paragraph" style:parent-style-name="Standard">
      <style:text-properties fo:language="en" fo:country="GB" officeooo:rsid="001275e6" officeooo:paragraph-rsid="001275e6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1444ea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2" style:family="paragraph" style:parent-style-name="Footnote">
      <style:text-properties officeooo:rsid="000a4752" officeooo:paragraph-rsid="001444ea"/>
    </style:style>
    <style:style style:name="T1" style:family="text">
      <style:text-properties officeooo:rsid="00079136"/>
    </style:style>
    <style:style style:name="T2" style:family="text">
      <style:text-properties fo:font-size="11pt" fo:language="en" fo:country="GB" style:font-size-asian="11pt" style:font-size-complex="11pt"/>
    </style:style>
    <style:style style:name="T3" style:family="text">
      <style:text-properties officeooo:rsid="0008f9c2"/>
    </style:style>
    <style:style style:name="T4" style:family="text">
      <style:text-properties officeooo:rsid="000c4c3d"/>
    </style:style>
    <style:style style:name="T5" style:family="text">
      <style:text-properties officeooo:rsid="000f35c6"/>
    </style:style>
    <style:style style:name="T6" style:family="text">
      <style:text-properties officeooo:rsid="001395a8"/>
    </style:style>
    <style:style style:name="T7" style:family="text">
      <style:text-properties style:font-name="Andale Mono"/>
    </style:style>
    <style:style style:name="T8" style:family="text">
      <style:text-properties style:font-name="Andale Mono" fo:font-size="8pt" style:font-size-asian="8pt" style:font-size-complex="8pt"/>
    </style:style>
    <style:style style:name="T9" style:family="text">
      <style:text-properties style:font-name="Andale Mono" fo:font-size="6pt" style:font-size-asian="6pt" style:font-size-complex="6pt"/>
    </style:style>
    <style:style style:name="T10" style:family="text">
      <style:text-properties style:font-name="Andale Mono" fo:font-size="7pt" style:font-size-asian="7pt" style:font-size-complex="7pt"/>
    </style:style>
    <style:style style:name="T11" style:family="text">
      <style:text-properties officeooo:rsid="001444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puty Commissioner of Police</text:p>
      <text:p text:style-name="P5">Office of the DCP</text:p>
      <text:p text:style-name="P4">Bahadur Shah Zafar Road</text:p>
      <text:p text:style-name="P4">Darya Ganj</text:p>
      <text:p text:style-name="P4">New Delhi – 110002</text:p>
      <text:p text:style-name="P1"/>
      <text:p text:style-name="P2"/>
      <text:p text:style-name="P2">August 10, 2016</text:p>
      <text:p text:style-name="P2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3"/>
      <text:p text:style-name="P3"/>
      <text:p text:style-name="P1"/>
      <text:p text:style-name="P1">Subject: Request for a ‘no <text:span text:style-name="T3">crime </text:span>conviction’ certificate for <text:span text:style-name="T6">study visa</text:span></text:p>
      <text:p text:style-name="P1"/>
      <text:p text:style-name="P1"/>
      <text:p text:style-name="P1"/>
      <text:p text:style-name="P1"/>
      <text:p text:style-name="P1"/>
      <text:p text:style-name="P9"/>
      <text:p text:style-name="P9">Dear Sir/Ma’am</text:p>
      <text:p text:style-name="P9"/>
      <text:p text:style-name="P9"/>
      <text:p text:style-name="P9"/>
      <text:p text:style-name="P10"><text:span text:style-name="T11">The Belgian study visa procedure</text:span><text:note text:id="ftn0" text:note-class="footnote"><text:note-citation>1</text:note-citation><text:note-body><text:p text:style-name="P12"><text:a xlink:type="simple" xlink:href="https://dofi.ibz.be/sites/dvzoe/EN/Application-guides/Pages/Higher_education_or_preparatory_year_Visa.aspx" text:style-name="Internet_20_link" text:visited-style-name="Visited_20_Internet_20_Link"><text:span text:style-name="T10">https://dofi.ibz.be/sites/dvzoe/EN/Application-guides/Pages/Higher_education_or_preparatory_year_Visa.aspx</text:span></text:a> <text:span text:style-name="T6">(see attached)</text:span></text:p></text:note-body></text:note><text:span text:style-name="T11"> requires me</text:span>, <text:span text:style-name="T5">Atul Singh Arora s/o Assa Singh Arora,</text:span> to produce a “certificate attesting to the lack of any convictions for crimes or offences under common law” <text:span text:style-name="T11">which is needed </text:span>for pursuing a PhD <text:span text:style-name="T4">in</text:span> Quantum Information <text:span text:style-name="T4">from Université libre de Bruxelles</text:span>. <text:span text:style-name="T1">Your office is the competent authority in our country and I kindly request you to issue the same. It would be very helpful if it can be made available within a week as various prerequisite formalities depend on this and I am required to leave for the same in September.</text:span></text:p>
      <text:p text:style-name="P9"/>
      <text:p text:style-name="P11"/>
      <text:p text:style-name="P11"/>
      <text:p text:style-name="P11"/>
      <text:p text:style-name="P11"/>
      <text:p text:style-name="P9"/>
      <text:p text:style-name="P11">Sincerely</text:p>
      <text:p text:style-name="P11"/>
      <text:p text:style-name="P11"/>
      <text:p text:style-name="P11"/>
      <text:p text:style-name="P11"/>
      <text:p text:style-name="P11">Atul Singh Arora</text:p>
      <text:p text:style-name="P11"/>
      <text:p text:style-name="P7"><text:span text:style-name="T2">email: </text:span><text:a xlink:type="simple" xlink:href="mailto:to.AtulArora@gmail.com" text:style-name="Internet_20_link" text:visited-style-name="Visited_20_Internet_20_Link">to.AtulArora@gmail.com</text:a></text:p>
      <text:p text:style-name="P8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3:29:30.794017670</dc:date>
    <meta:editing-duration>PT2H14M57S</meta:editing-duration>
    <meta:editing-cycles>13</meta:editing-cycles>
    <meta:generator>LibreOffice/5.1.3.2$Linux_X86_64 LibreOffice_project/10m0$Build-2</meta:generator>
    <meta:print-date>2016-08-10T12:27:05.797123834</meta:print-date>
    <meta:document-statistic meta:table-count="0" meta:image-count="0" meta:object-count="0" meta:page-count="1" meta:paragraph-count="17" meta:word-count="150" meta:character-count="994" meta:non-whitespace-character-count="859"/>
  </office:meta>
</office:document-meta>
</file>